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3.302in"/>
    </style:style>
    <style:style style:name="co4" style:family="table-column">
      <style:table-column-properties fo:break-before="auto" style:column-width="1.6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3" style:family="table-cell" style:parent-style-name="Default">
      <style:table-cell-properties fo:border="0.74pt solid #000000"/>
    </style:style>
    <style:style style:name="ce34" style:family="table-cell" style:parent-style-name="Default">
      <style:table-cell-properties fo:border="0.74pt solid #000000"/>
      <style:map style:condition="cell-content()=&quot;Patterns&quot;" style:apply-style-name="cf1" style:base-cell-address="Sheet1.B1"/>
      <style:map style:condition="cell-content()=&quot;UML&quot;" style:apply-style-name="cf10" style:base-cell-address="Sheet1.B1"/>
      <style:map style:condition="cell-content()=&quot;Misc&quot;" style:apply-style-name="Accent_20_2" style:base-cell-address="Sheet1.B1"/>
      <style:map style:condition="cell-content()=&quot;Protocols&quot;" style:apply-style-name="cf13" style:base-cell-address="Sheet1.B1"/>
      <style:map style:condition="cell-content()=&quot;Submissions&quot;" style:apply-style-name="cf15" style:base-cell-address="Sheet1.B1"/>
      <style:map style:condition="cell-content()=&quot;Problems&quot;" style:apply-style-name="cf20" style:base-cell-address="Sheet1.B1"/>
      <style:map style:condition="cell-content()=&quot;TestSys&quot;" style:apply-style-name="Accent_20_3" style:base-cell-address="Sheet1.B1"/>
      <style:map style:condition="cell-content()=&quot;Py&quot;" style:apply-style-name="cf16" style:base-cell-address="Sheet1.B1"/>
    </style:style>
    <style:style style:name="ce3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order="0.74pt solid #000000"/>
    </style:style>
    <style:style style:name="ce37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fo:border="0.74pt solid #000000"/>
    </style:style>
    <style:style style:name="ce40" style:family="table-cell" style:parent-style-name="Default">
      <style:table-cell-properties fo:border="0.74pt solid #000000"/>
    </style:style>
    <style:style style:name="ce41" style:family="table-cell" style:parent-style-name="Default">
      <style:table-cell-properties fo:border="0.74pt solid #000000"/>
    </style:style>
    <style:style style:name="ce42" style:family="table-cell" style:parent-style-name="Default">
      <style:table-cell-properties fo:border="0.74pt solid #000000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start" fo:margin-left="0.278in"/>
    </style:style>
    <style:style style:name="ce44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5555in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start" fo:margin-left="0.5555in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start" fo:margin-left="0.8335in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+&quot;" style:apply-style-name="Good" style:base-cell-address="Sheet1.E1"/>
      <style:map style:condition="cell-content()=&quot;+-&quot;" style:apply-style-name="Neutral" style:base-cell-address="Sheet1.E1"/>
      <style:map style:condition="cell-content()=&quot;-&quot;" style:apply-style-name="Bad" style:base-cell-address="Sheet1.E1"/>
      <style:map style:condition="cell-content()=&quot;!&quot;" style:apply-style-name="cf12" style:base-cell-address="Sheet1.E1"/>
      <style:map style:condition="cell-content()=&quot;@&quot;" style:apply-style-name="cf2" style:base-cell-address="Sheet1.E1"/>
      <style:map style:condition="cell-content()=&quot;?&quot;" style:apply-style-name="cf13" style:base-cell-address="Sheet1.E1"/>
      <style:map style:condition="cell-content()=&quot;+?&quot;" style:apply-style-name="cf20" style:base-cell-address="Sheet1.E1"/>
      <style:map style:condition="cell-content()=&quot;+!&quot;" style:apply-style-name="cf21" style:base-cell-address="Sheet1.E1"/>
    </style:style>
    <style:style style:name="ce48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4"/>
        <table:table-column table:style-name="co1" table:default-cell-style-name="ce35"/>
        <table:table-column table:style-name="co3" table:default-cell-style-name="ce33"/>
        <table:table-column table:style-name="co1" table:default-cell-style-name="ce15"/>
        <table:table-column table:style-name="co4" table:default-cell-style-name="ce3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record to Manjaro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regate patte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6" office:value-type="float" office:value="4" calcext:value-type="float">
            <text:p>4</text:p>
          </table:table-cell>
          <table:table-cell table:style-name="ce43" office:value-type="string" calcext:value-type="string">
            <text:p>Light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Pro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7" office:value-type="float" office:value="4" calcext:value-type="float">
            <text:p>4</text:p>
          </table:table-cell>
          <table:table-cell table:style-name="ce43" office:value-type="string" calcext:value-type="string">
            <text:p>Fac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Protoco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do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U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ML for Manjaro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ce38"/>
          <table:table-cell table:number-columns-repeated="3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TestSys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Desi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UML</text:p>
          </table:table-cell>
          <table:table-cell table:style-name="ce38" office:value-type="float" office:value="1" calcext:value-type="float">
            <text:p>1</text:p>
          </table:table-cell>
          <table:table-cell table:style-name="ce43" office:value-type="string" calcext:value-type="string">
            <text:p>Draw UM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3" office:value-type="string" calcext:value-type="string">
            <text:p>Safeguard from collisions</text:p>
          </table:table-cell>
          <table:table-cell office:value-type="string" calcext:value-type="string">
            <text:p>+-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4" office:value-type="string" calcext:value-type="string">
            <text:p>Give each protocol a universal dir in tmp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witch to UserSubmittedDat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Implement UserSubmitted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table:style-name="ce40" office:value-type="float" office:value="1" calcext:value-type="float">
            <text:p>1</text:p>
          </table:table-cell>
          <table:table-cell table:style-name="ce43" office:value-type="string" calcext:value-type="string">
            <text:p>Check return type: str → 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string" calcext:value-type="string">
            <text:p>Implement Verdict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string" calcext:value-type="string">
            <text:p>Implement ExtendedSubmission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Problem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tore opts with 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Language suppo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Bring convert_to_executable_fun out of TestingProtocol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Deadline (27.3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</text:p>
          </table:table-cell>
          <table:table-cell/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x import</text:p>
          </table:table-cell>
          <table:table-cell office:value-type="string" calcext:value-type="string">
            <text:p>?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in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1. Supported languag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1 C++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2 Ja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3 Pyth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4 Hask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2. Supported protocols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1 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2 In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3 RandInt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4 LimitedWork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Bonus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3. Style checker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4. Valgrind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5. Resource saf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6. Keep track of error types</text:p>
          </table:table-cell>
          <table:table-cell table:number-columns-repeated="2"/>
        </table:table-row>
        <table:table-row table:style-name="ro1" table:number-rows-repeated="1048530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C1:Sheet1.C4 Sheet1.C6:Sheet1.C12 Sheet1.C18:Sheet1.C18 Sheet1.C23:Sheet1.C104857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E1:Sheet1.E1048576">
            <calcext:condition calcext:apply-style-name="Good" calcext:value="=&quot;+&quot;" calcext:base-cell-address="Sheet1.E1"/>
            <calcext:condition calcext:apply-style-name="Neutral" calcext:value="=&quot;+-&quot;" calcext:base-cell-address="Sheet1.E1"/>
            <calcext:condition calcext:apply-style-name="Bad" calcext:value="=&quot;-&quot;" calcext:base-cell-address="Sheet1.E1"/>
            <calcext:condition calcext:apply-style-name="cf12" calcext:value="=&quot;!&quot;" calcext:base-cell-address="Sheet1.E1"/>
            <calcext:condition calcext:apply-style-name="cf2" calcext:value="=&quot;@&quot;" calcext:base-cell-address="Sheet1.E1"/>
            <calcext:condition calcext:apply-style-name="cf13" calcext:value="=&quot;?&quot;" calcext:base-cell-address="Sheet1.E1"/>
            <calcext:condition calcext:apply-style-name="cf20" calcext:value="=&quot;+?&quot;" calcext:base-cell-address="Sheet1.E1"/>
            <calcext:condition calcext:apply-style-name="cf21" calcext:value="=&quot;+!&quot;" calcext:base-cell-address="Sheet1.E1"/>
          </calcext:conditional-format>
          <calcext:conditional-format calcext:target-range-address="Sheet1.C5:Sheet1.C5 Sheet1.C7:Sheet1.C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3:Sheet1.C1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0:Sheet1.C20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2:Sheet1.C2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9:Sheet1.C1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1:Sheet1.C2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1" calcext:value="=&quot;Patterns&quot;" calcext:base-cell-address="Sheet1.B1"/>
            <calcext:condition calcext:apply-style-name="Accent 1" calcext:value="contains-text(&quot;Deadline&quot;)" calcext:base-cell-address="Sheet1.B1"/>
            <calcext:condition calcext:apply-style-name="cf10" calcext:value="=&quot;UML&quot;" calcext:base-cell-address="Sheet1.B1"/>
            <calcext:condition calcext:apply-style-name="Accent 2" calcext:value="=&quot;Misc&quot;" calcext:base-cell-address="Sheet1.B1"/>
            <calcext:condition calcext:apply-style-name="cf13" calcext:value="=&quot;Protocols&quot;" calcext:base-cell-address="Sheet1.B1"/>
            <calcext:condition calcext:apply-style-name="cf15" calcext:value="=&quot;Submissions&quot;" calcext:base-cell-address="Sheet1.B1"/>
            <calcext:condition calcext:apply-style-name="cf20" calcext:value="=&quot;Problems&quot;" calcext:base-cell-address="Sheet1.B1"/>
            <calcext:condition calcext:apply-style-name="Accent 3" calcext:value="=&quot;TestSys&quot;" calcext:base-cell-address="Sheet1.B1"/>
            <calcext:condition calcext:apply-style-name="cf16" calcext:value="=&quot;Py&quot;" calcext:base-cell-address="Sheet1.B1"/>
          </calcext:conditional-format>
          <calcext:conditional-format calcext:target-range-address="Sheet1.C16:Sheet1.C1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day/>
      <number:text>-</number:text>
      <number:month number:textual="true"/>
    </number:date-style>
    <number:date-style style:name="N121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cf20" style:family="table-cell" style:parent-style-name="Default">
      <style:table-cell-properties fo:background-color="#daf6fe"/>
    </style:style>
    <style:style style:name="cf21" style:family="table-cell" style:parent-style-name="Default">
      <style:table-cell-properties fo:background-color="#e5f298"/>
    </style:style>
    <style:style style:name="cf15" style:family="table-cell" style:parent-style-name="Default">
      <style:table-cell-properties fo:background-color="#f8d4f2"/>
    </style:style>
    <style:style style:name="cf13" style:family="table-cell" style:parent-style-name="Default">
      <style:table-cell-properties fo:background-color="#ccccff"/>
    </style:style>
    <style:style style:name="cf12" style:family="table-cell" style:parent-style-name="Default">
      <style:table-cell-properties fo:background-color="#f4b084"/>
    </style:style>
    <style:style style:name="cf3" style:family="table-cell" style:parent-style-name="Default">
      <style:table-cell-properties fo:background-color="#ffe699"/>
    </style:style>
    <style:style style:name="cf7" style:family="table-cell" style:parent-style-name="Default">
      <style:table-cell-properties fo:background-color="#ffcccc"/>
    </style:style>
    <style:style style:name="cf19" style:family="table-cell" style:parent-style-name="Default">
      <style:table-cell-properties fo:background-color="#c6e0b4"/>
    </style:style>
    <style:style style:name="cf14" style:family="table-cell" style:parent-style-name="Default"/>
    <style:style style:name="cf10" style:family="table-cell" style:parent-style-name="Default">
      <style:table-cell-properties fo:background-color="#f8cbad"/>
    </style:style>
    <style:style style:name="cf11" style:family="table-cell" style:parent-style-name="Default">
      <style:table-cell-properties fo:background-color="#d9d9d9"/>
    </style:style>
    <style:style style:name="cf1" style:family="table-cell" style:parent-style-name="Default">
      <style:table-cell-properties fo:background-color="#e2efda"/>
    </style:style>
    <style:style style:name="cf2" style:family="table-cell" style:parent-style-name="Default">
      <style:table-cell-properties fo:background-color="#ffccff"/>
    </style:style>
    <style:style style:name="cf4" style:family="table-cell" style:parent-style-name="Default">
      <style:table-cell-properties fo:background-color="#bdd7ee"/>
    </style:style>
    <style:style style:name="cf6" style:family="table-cell" style:parent-style-name="Default">
      <style:table-cell-properties fo:background-color="#fff2cc"/>
    </style:style>
    <style:style style:name="cf18" style:family="table-cell" style:parent-style-name="Default"/>
    <style:style style:name="cf16" style:family="table-cell" style:parent-style-name="Default">
      <style:table-cell-properties fo:background-color="#d7ae85"/>
    </style:style>
    <style:style style:name="cf17" style:family="table-cell" style:parent-style-name="Default">
      <style:table-cell-properties fo:background-color="#eeddff"/>
    </style:style>
    <style:style style:name="cf5" style:family="table-cell" style:parent-style-name="Default">
      <style:table-cell-properties fo:background-color="#cec1ff"/>
    </style:style>
    <style:style style:name="cf8" style:family="table-cell" style:parent-style-name="Default">
      <style:table-cell-properties fo:background-color="#ccffff"/>
    </style:style>
    <style:style style:name="cf9" style:family="table-cell" style:parent-style-name="Default">
      <style:table-cell-properties fo:background-color="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7">00/00/0000</text:date>, <text:time style:data-style-name="N2" text:time-value="02:00:22.1286660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23:23:43.751629945</meta:creation-date>
    <dc:date>2022-03-27T02:22:39.808218658</dc:date>
    <meta:editing-duration>PT8H43M21S</meta:editing-duration>
    <meta:editing-cycles>51</meta:editing-cycles>
    <meta:generator>LibreOffice/7.3.1.3$Linux_X86_64 LibreOffice_project/30$Build-3</meta:generator>
    <meta:document-statistic meta:table-count="1" meta:cell-count="182" meta:object-count="0"/>
  </office:meta>
</office:document-meta>
</file>